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172cm"/>
    </style:style>
    <style:style style:name="gr2" style:family="graphic" style:parent-style-name="standard">
      <style:graphic-properties draw:stroke="none" svg:stroke-color="#000000" draw:fill="none" draw:fill-color="#ffffff" fo:min-height="9.928cm"/>
    </style:style>
    <style:style style:name="gr3" style:family="graphic" style:parent-style-name="standard">
      <style:graphic-properties draw:stroke="none" svg:stroke-color="#000000" draw:fill="none" draw:fill-color="#ffffff" fo:min-height="0.556cm"/>
    </style:style>
    <style:style style:name="gr4" style:family="graphic" style:parent-style-name="standard">
      <style:graphic-properties draw:fill-color="#cc9966" draw:textarea-horizontal-align="justify" draw:textarea-vertical-align="middle" draw:auto-grow-height="false" fo:min-height="1.25cm" fo:min-width="0.2cm"/>
    </style:style>
    <style:style style:name="gr5" style:family="graphic" style:parent-style-name="standard">
      <style:graphic-properties draw:fill-color="#66ff66" draw:textarea-horizontal-align="justify" draw:textarea-vertical-align="middle" draw:auto-grow-height="false" fo:min-height="0.253cm" fo:min-width="2.442cm"/>
    </style:style>
    <style:style style:name="gr6" style:family="graphic" style:parent-style-name="standard">
      <style:graphic-properties draw:fill-color="#cc9966" draw:textarea-horizontal-align="justify" draw:textarea-vertical-align="middle" draw:auto-grow-height="false" fo:min-height="0cm" fo:min-width="0cm"/>
    </style:style>
    <style:style style:name="gr7" style:family="graphic" style:parent-style-name="objectwithoutfill">
      <style:graphic-properties draw:stroke="dash" draw:stroke-dash="_32__20_Dots_20_1_20_Dash" svg:stroke-width="0.028cm" svg:stroke-color="#006699" draw:marker-start-width="0.242cm" draw:marker-end-width="0.242cm" draw:fill="none" draw:textarea-vertical-align="middle" fo:padding-top="0.139cm" fo:padding-bottom="0.139cm" fo:padding-left="0.264cm" fo:padding-right="0.264cm"/>
    </style:style>
    <style:style style:name="gr8" style:family="graphic" style:parent-style-name="measure" style:list-style-name="L1">
      <style:graphic-properties draw:textarea-vertical-align="middle" draw:line-distance="1.212cm"/>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svg:stroke-color="#000000" draw:fill-color="#cccccc" draw:textarea-horizontal-align="justify" draw:textarea-vertical-align="middle" draw:auto-grow-height="false" fo:min-height="11.538cm" fo:min-width="0cm"/>
    </style:style>
    <style:style style:name="gr12" style:family="graphic" style:parent-style-name="standard">
      <style:graphic-properties svg:stroke-color="#000000" draw:fill-color="#cccccc" draw:textarea-horizontal-align="justify" draw:textarea-vertical-align="middle" draw:auto-grow-height="false" fo:min-height="11.526cm" fo:min-width="0cm"/>
    </style:style>
    <style:style style:name="gr13" style:family="graphic" style:parent-style-name="standard">
      <style:graphic-properties svg:stroke-color="#000000" draw:fill-color="#cccccc" draw:textarea-horizontal-align="justify" draw:textarea-vertical-align="middle" draw:auto-grow-height="false" fo:min-height="0cm" fo:min-width="7.332cm"/>
    </style:style>
    <style:style style:name="gr14" style:family="graphic" style:parent-style-name="standard">
      <style:graphic-properties svg:stroke-color="#000000" draw:fill-color="#cccccc" draw:textarea-horizontal-align="justify" draw:textarea-vertical-align="middle" draw:auto-grow-height="false" fo:min-height="0.233cm" fo:min-width="9.482cm"/>
    </style:style>
    <style:style style:name="gr15" style:family="graphic" style:parent-style-name="objectwithoutfill">
      <style:graphic-properties draw:fill="none" draw:textarea-vertical-align="middle"/>
    </style:style>
    <style:style style:name="gr16" style:family="graphic" style:parent-style-name="measure" style:list-style-name="L1">
      <style:graphic-properties draw:textarea-vertical-align="middle" draw:line-distance="1.058cm"/>
    </style:style>
    <style:style style:name="gr17" style:family="graphic" style:parent-style-name="measure" style:list-style-name="L1">
      <style:graphic-properties draw:textarea-vertical-align="middle" draw:line-distance="0.629cm" draw:placing="below"/>
    </style:style>
    <style:style style:name="gr18" style:family="graphic" style:parent-style-name="measure" style:list-style-name="L1">
      <style:graphic-properties draw:textarea-vertical-align="middle" draw:line-distance="3.672cm" draw:start-guide="-0.02cm" draw:placing="above"/>
    </style:style>
    <style:style style:name="gr19" style:family="graphic" style:parent-style-name="standard">
      <style:graphic-properties svg:stroke-color="#000000" draw:marker-start="Arrow" draw:marker-end="Arrow" draw:fill-color="#000000" draw:textarea-vertical-align="middle"/>
    </style:style>
    <style:style style:name="gr20" style:family="graphic" style:parent-style-name="measure" style:list-style-name="L1">
      <style:graphic-properties draw:textarea-vertical-align="middle" draw:line-distance="0.132cm"/>
    </style:style>
    <style:style style:name="gr21" style:family="graphic" style:parent-style-name="measure" style:list-style-name="L1">
      <style:graphic-properties draw:textarea-vertical-align="middle" draw:line-distance="0.14cm" draw:placing="below"/>
    </style:style>
    <style:style style:name="gr22" style:family="graphic" style:parent-style-name="measure" style:list-style-name="L1">
      <style:graphic-properties draw:textarea-vertical-align="middle" draw:line-distance="0.14cm" draw:placing="below"/>
    </style:style>
    <style:style style:name="gr23" style:family="graphic" style:parent-style-name="standard">
      <style:graphic-properties draw:stroke="none" svg:stroke-color="#000000" draw:fill="none" draw:fill-color="#ffffff" fo:min-height="0.865cm"/>
    </style:style>
    <style:style style:name="gr24" style:family="graphic" style:parent-style-name="standard">
      <style:graphic-properties draw:stroke="none" svg:stroke-color="#000000" draw:fill="none" draw:fill-color="#ffffff" fo:min-height="10.429cm"/>
    </style:style>
    <style:style style:name="gr25" style:family="graphic" style:parent-style-name="standard">
      <style:graphic-properties draw:stroke="none" svg:stroke-color="#000000" draw:fill="none" draw:fill-color="#ffffff" fo:min-height="0.395cm"/>
    </style:style>
    <style:style style:name="gr26" style:family="graphic" style:parent-style-name="standard">
      <style:graphic-properties draw:fill-color="#66ff66" draw:textarea-horizontal-align="justify" draw:textarea-vertical-align="middle" draw:auto-grow-height="false" fo:min-height="4.689cm" fo:min-width="5.201cm"/>
    </style:style>
    <style:style style:name="gr27" style:family="graphic" style:parent-style-name="standard">
      <style:graphic-properties svg:stroke-width="1.058cm" svg:stroke-color="#ffffff" draw:marker-start-width="1.788cm" draw:marker-end-width="1.788cm" svg:stroke-opacity="100%" draw:fill="none" draw:fill-color="#66ff66" draw:textarea-horizontal-align="justify" draw:textarea-vertical-align="middle" draw:auto-grow-height="false" fo:min-height="1.46cm" fo:min-width="3.242cm" fo:padding-top="0.655cm" fo:padding-bottom="0.655cm" fo:padding-left="0.78cm" fo:padding-right="0.78cm"/>
    </style:style>
    <style:style style:name="gr2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9" style:family="graphic" style:parent-style-name="measure" style:list-style-name="L1">
      <style:graphic-properties draw:textarea-vertical-align="middle" draw:end-guide="0.1cm"/>
    </style:style>
    <style:style style:name="gr30" style:family="graphic" style:parent-style-name="measure">
      <style:graphic-properties draw:textarea-vertical-align="middle" draw:measure-align="automatic" draw:measure-vertical-align="automatic" draw:parallel="false"/>
    </style:style>
    <style:style style:name="gr31" style:family="graphic" style:parent-style-name="standard">
      <style:graphic-properties draw:fill-color="#996600" draw:textarea-horizontal-align="justify" draw:textarea-vertical-align="middle" draw:auto-grow-height="false" fo:min-height="0.549cm" fo:min-width="0.3cm"/>
    </style:style>
    <style:style style:name="gr32" style:family="graphic" style:parent-style-name="measure">
      <style:graphic-properties draw:textarea-vertical-align="middle" draw:line-distance="0.62cm"/>
    </style:style>
    <style:style style:name="gr33" style:family="graphic" style:parent-style-name="standard">
      <style:graphic-properties draw:stroke="none" svg:stroke-color="#000000" draw:fill="none" draw:fill-color="#ffffff" fo:min-height="0.487cm"/>
    </style:style>
    <style:style style:name="gr34" style:family="graphic" style:parent-style-name="standard">
      <style:graphic-properties draw:stroke="none" svg:stroke-color="#000000" draw:fill="none" draw:fill-color="#ffffff" fo:min-height="1.578cm"/>
    </style:style>
    <style:style style:name="gr35" style:family="graphic" style:parent-style-name="standard">
      <style:graphic-properties draw:fill-color="#66ff66" draw:textarea-horizontal-align="justify" draw:textarea-vertical-align="middle" draw:auto-grow-height="false" fo:min-height="3.106cm" fo:min-width="3.372cm"/>
    </style:style>
    <style:style style:name="gr36" style:family="graphic" style:parent-style-name="standard">
      <style:graphic-properties svg:stroke-width="1.058cm" svg:stroke-color="#ffffff" draw:marker-start-width="1.788cm" draw:marker-end-width="1.788cm" svg:stroke-opacity="100%" draw:fill="none" draw:fill-color="#66ff66" draw:textarea-horizontal-align="justify" draw:textarea-vertical-align="middle" draw:auto-grow-height="false" fo:min-height="0.572cm" fo:min-width="1.701cm" fo:padding-top="0.655cm" fo:padding-bottom="0.655cm" fo:padding-left="0.78cm" fo:padding-right="0.78cm"/>
    </style:style>
    <style:style style:name="gr37" style:family="graphic" style:parent-style-name="standard">
      <style:graphic-properties draw:fill-color="#996600" draw:textarea-horizontal-align="justify" draw:textarea-vertical-align="middle" draw:auto-grow-height="false" fo:min-height="0.718cm" fo:min-width="0.465cm"/>
    </style:style>
    <style:style style:name="gr38" style:family="graphic" style:parent-style-name="standard">
      <style:graphic-properties svg:stroke-color="#b2b2b2" draw:fill-color="#cccccc" draw:textarea-horizontal-align="justify" draw:textarea-vertical-align="middle" draw:auto-grow-height="false" fo:min-height="0.579cm" fo:min-width="1.475cm"/>
    </style:style>
    <style:style style:name="gr39" style:family="graphic" style:parent-style-name="standard">
      <style:graphic-properties svg:stroke-width="0.212cm" svg:stroke-color="#3333ff" draw:marker-start-width="0.518cm" draw:marker-end-width="0.518cm" draw:fill="none" draw:fill-color="#cccccc" draw:textarea-horizontal-align="justify" draw:textarea-vertical-align="middle" draw:auto-grow-height="false" fo:min-height="0.367cm" fo:min-width="1.263cm" fo:padding-top="0.231cm" fo:padding-bottom="0.231cm" fo:padding-left="0.356cm" fo:padding-right="0.356cm"/>
    </style:style>
    <style:style style:name="gr40" style:family="graphic" style:parent-style-name="standard">
      <style:graphic-properties draw:stroke="none" draw:fill-color="#ffffff" draw:textarea-horizontal-align="justify" draw:textarea-vertical-align="middle" draw:auto-grow-height="false" fo:min-height="0.54cm" fo:min-width="1.258cm"/>
    </style:style>
    <style:style style:name="gr41" style:family="graphic" style:parent-style-name="standard">
      <style:graphic-properties svg:stroke-color="#b2b2b2" draw:fill-color="#cccccc" draw:textarea-horizontal-align="justify" draw:textarea-vertical-align="middle" draw:auto-grow-height="false" fo:min-height="0.672cm" fo:min-width="1.498cm"/>
    </style:style>
    <style:style style:name="gr42" style:family="graphic" style:parent-style-name="standard">
      <style:graphic-properties svg:stroke-width="0.212cm" svg:stroke-color="#0000ff" draw:marker-start-width="0.517cm" draw:marker-end-width="0.517cm" draw:fill="none" draw:fill-color="#cccccc" draw:textarea-horizontal-align="justify" draw:textarea-vertical-align="middle" draw:auto-grow-height="false" fo:min-height="0.462cm" fo:min-width="1.288cm" fo:padding-top="0.23cm" fo:padding-bottom="0.23cm" fo:padding-left="0.355cm" fo:padding-right="0.355cm"/>
    </style:style>
    <style:style style:name="gr43" style:family="graphic" style:parent-style-name="standard">
      <style:graphic-properties draw:stroke="none" draw:fill-color="#ffffff" draw:textarea-horizontal-align="justify" draw:textarea-vertical-align="middle" draw:auto-grow-height="false" fo:min-height="0.63cm" fo:min-width="1.261cm"/>
    </style:style>
    <style:style style:name="gr44" style:family="graphic" style:parent-style-name="standard">
      <style:graphic-properties svg:stroke-color="#b2b2b2" draw:fill-color="#cccccc" draw:textarea-horizontal-align="justify" draw:textarea-vertical-align="middle" draw:auto-grow-height="false" fo:min-height="0.67cm" fo:min-width="1.498cm"/>
    </style:style>
    <style:style style:name="gr45" style:family="graphic" style:parent-style-name="standard">
      <style:graphic-properties svg:stroke-width="0.212cm" svg:stroke-color="#0000ff" draw:marker-start-width="0.518cm" draw:marker-end-width="0.518cm" draw:fill="none" draw:fill-color="#cccccc" draw:textarea-horizontal-align="justify" draw:textarea-vertical-align="middle" draw:auto-grow-height="false" fo:min-height="0.46cm" fo:min-width="1.285cm" fo:padding-top="0.231cm" fo:padding-bottom="0.231cm" fo:padding-left="0.356cm" fo:padding-right="0.356cm"/>
    </style:style>
    <style:style style:name="gr46" style:family="graphic" style:parent-style-name="standard">
      <style:graphic-properties draw:stroke="none" draw:fill-color="#ffffff" draw:textarea-horizontal-align="justify" draw:textarea-vertical-align="middle" draw:auto-grow-height="false" fo:min-height="0.634cm" fo:min-width="1.264cm"/>
    </style:style>
    <style:style style:name="gr47" style:family="graphic" style:parent-style-name="objectwithoutfill">
      <style:graphic-properties svg:stroke-width="0.159cm" draw:marker-start-width="0.439cm" draw:marker-end-width="0.439cm" draw:fill="none" draw:textarea-vertical-align="middle" fo:padding-top="0.205cm" fo:padding-bottom="0.205cm" fo:padding-left="0.33cm" fo:padding-right="0.33cm"/>
    </style:style>
    <style:style style:name="gr48"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49" style:family="graphic" style:parent-style-name="objectwithoutfill">
      <style:graphic-properties svg:stroke-width="0.081cm" svg:stroke-color="#ff3333" draw:marker-start-width="0.322cm" draw:marker-end-width="0.322cm" draw:fill="none" draw:textarea-vertical-align="middle" fo:padding-top="0.166cm" fo:padding-bottom="0.166cm" fo:padding-left="0.291cm" fo:padding-right="0.291cm"/>
    </style:style>
    <style:style style:name="gr50" style:family="graphic" style:parent-style-name="standard">
      <style:graphic-properties svg:stroke-width="0.081cm" svg:stroke-color="#ffcc00" draw:marker-start-width="0.321cm" draw:marker-end-width="0.321cm" draw:fill="none" draw:textarea-vertical-align="middle" fo:padding-top="0.165cm" fo:padding-bottom="0.165cm" fo:padding-left="0.29cm" fo:padding-right="0.29cm"/>
    </style:style>
    <style:style style:name="gr51" style:family="graphic" style:parent-style-name="measure" style:list-style-name="L1">
      <style:graphic-properties draw:textarea-vertical-align="middle" draw:line-distance="1cm" draw:placing="below" draw:parallel="true"/>
    </style:style>
    <style:style style:name="gr52" style:family="graphic" style:parent-style-name="measure" style:list-style-name="L1">
      <style:graphic-properties draw:textarea-vertical-align="middle" draw:line-distance="3.9cm" draw:end-guide="0.1cm" draw:parallel="true"/>
    </style:style>
    <style:style style:name="gr53" style:family="graphic" style:parent-style-name="measure" style:list-style-name="L1">
      <style:graphic-properties draw:textarea-vertical-align="middle" draw:line-distance="3cm" draw:placing="below" draw:parallel="true"/>
    </style:style>
    <style:style style:name="gr54" style:family="graphic" style:parent-style-name="standard">
      <style:graphic-properties svg:stroke-width="0.053cm" svg:stroke-color="#00cc00" draw:marker-start-width="0.279cm" draw:marker-end-width="0.279cm" draw:textarea-vertical-align="middle" fo:padding-top="0.151cm" fo:padding-bottom="0.151cm" fo:padding-left="0.276cm" fo:padding-right="0.276cm"/>
    </style:style>
    <style:style style:name="gr55" style:family="graphic" style:parent-style-name="standard">
      <style:graphic-properties svg:stroke-width="0.081cm" svg:stroke-color="#00cc00" draw:marker-start-width="0.321cm" draw:marker-end-width="0.321cm" draw:textarea-vertical-align="middle" fo:padding-top="0.165cm" fo:padding-bottom="0.165cm" fo:padding-left="0.29cm" fo:padding-right="0.29cm"/>
    </style:style>
    <style:style style:name="gr56" style:family="graphic" style:parent-style-name="standard">
      <style:graphic-properties svg:stroke-color="#b2b2b2" draw:fill-color="#cccccc" draw:textarea-horizontal-align="justify" draw:textarea-vertical-align="middle" draw:auto-grow-height="false" fo:min-height="1.75cm" fo:min-width="1.5cm"/>
    </style:style>
    <style:style style:name="gr57" style:family="graphic" style:parent-style-name="standard">
      <style:graphic-properties draw:stroke="none" svg:stroke-color="#000000" draw:fill="none" draw:fill-color="#ffffff" fo:min-height="1.601cm"/>
    </style:style>
    <style:style style:name="gr58" style:family="graphic" style:parent-style-name="standard">
      <style:graphic-properties draw:stroke="none" svg:stroke-color="#000000" draw:fill="none" draw:fill-color="#ffffff" fo:min-height="4.463cm"/>
    </style:style>
    <style:style style:name="gr59" style:family="graphic" style:parent-style-name="standard">
      <style:graphic-properties draw:stroke="none" svg:stroke-color="#000000" draw:fill="none" draw:fill-color="#ffffff" fo:min-height="1.702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fo:min-height="0.811cm"/>
    </style:style>
    <style:style style:name="gr62" style:family="graphic" style:parent-style-name="standard">
      <style:graphic-properties draw:stroke="none" svg:stroke-color="#000000" draw:fill="none" draw:fill-color="#ffffff" fo:min-height="1.423cm"/>
    </style:style>
    <style:style style:name="gr63" style:family="graphic" style:parent-style-name="objectwithoutfill">
      <style:graphic-properties draw:marker-end="Arrow" draw:marker-end-width="0.3cm" draw:fill="none" draw:textarea-vertical-align="middle"/>
    </style:style>
    <style:style style:name="P1" style:family="paragraph">
      <loext:graphic-properties draw:fill="none" draw:fill-color="#ffffff"/>
      <style:text-properties fo:font-size="10pt" style:font-size-asian="10pt" style:font-size-complex="10pt"/>
    </style:style>
    <style:style style:name="P2" style:family="paragraph">
      <style:paragraph-properties fo:text-align="justify"/>
    </style:style>
    <style:style style:name="P3" style:family="paragraph">
      <loext:graphic-properties draw:fill="none" draw:fill-color="#ffffff"/>
      <style:paragraph-properties fo:text-align="justify"/>
      <style:text-properties fo:font-size="12pt" style:font-size-asian="12pt" style:font-size-complex="12pt"/>
    </style:style>
    <style:style style:name="P4" style:family="paragraph">
      <loext:graphic-properties draw:fill="none" draw:fill-color="#ffffff"/>
      <style:text-properties fo:font-size="14pt" fo:font-weight="bold" style:font-size-asian="14pt" style:font-weight-asian="bold" style:font-size-complex="14pt" style:font-weight-complex="bold"/>
    </style:style>
    <style:style style:name="P5" style:family="paragraph">
      <loext:graphic-properties draw:fill-color="#cc9966"/>
      <style:paragraph-properties fo:text-align="center"/>
    </style:style>
    <style:style style:name="P6" style:family="paragraph">
      <loext:graphic-properties draw:fill-color="#66ff66"/>
      <style:paragraph-properties fo:text-align="center"/>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loext:graphic-properties draw:fill-color="#cccccc"/>
      <style:paragraph-properties fo:text-align="center"/>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3" style:family="paragraph">
      <loext:graphic-properties draw:fill-color="#000000"/>
      <style:paragraph-properties fo:text-align="center"/>
    </style:style>
    <style:style style:name="P14" style:family="paragraph">
      <loext:graphic-properties draw:fill="none" draw:fill-color="#ffffff"/>
      <style:text-properties fo:font-size="11pt" style:font-size-asian="11pt" style:font-size-complex="11pt"/>
    </style:style>
    <style:style style:name="P15" style:family="paragraph">
      <loext:graphic-properties draw:fill="none" draw:fill-color="#ffffff"/>
      <style:paragraph-properties fo:text-align="justify"/>
      <style:text-properties fo:font-size="10pt" style:font-size-asian="12pt" style:font-size-complex="12pt"/>
    </style:style>
    <style:style style:name="P16" style:family="paragraph">
      <loext:graphic-properties draw:fill="none" draw:fill-color="#66ff66"/>
      <style:paragraph-properties fo:text-align="center"/>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color="#996600"/>
      <style:paragraph-properties fo:text-align="center"/>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cccccc"/>
      <style:paragraph-properties fo:text-align="center"/>
    </style:style>
    <style:style style:name="P21" style:family="paragraph">
      <loext:graphic-properties draw:fill-color="#ffffff"/>
      <style:paragraph-properties fo:text-align="center"/>
    </style:style>
    <style:style style:name="P22" style:family="paragraph">
      <loext:graphic-properties draw:fill="none" draw:fill-color="#ffffff"/>
      <style:paragraph-properties fo:text-align="center"/>
      <style:text-properties fo:font-size="13pt" fo:font-weight="bold" style:font-size-asian="13pt" style:font-weight-asian="bold" style:font-size-complex="13pt" style:font-weight-complex="bold"/>
    </style:style>
    <style:style style:name="P23" style:family="paragraph">
      <loext:graphic-properties draw:fill="none" draw:fill-color="#ffffff"/>
      <style:text-properties fo:font-size="13pt" style:font-size-asian="13pt" style:font-size-complex="13pt"/>
    </style:style>
    <style:style style:name="P24"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7" style:family="text">
      <style:text-properties fo:font-size="11pt" style:font-size-asian="11pt" style:font-size-complex="11pt"/>
    </style:style>
    <style:style style:name="T8" style:family="text">
      <style:text-properties fo:font-size="10pt" style:font-size-asian="12pt" style:font-size-complex="12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style:font-size-asian="13pt" style:font-size-complex="13pt"/>
    </style:style>
    <style:style style:name="T11"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975cm" svg:height="2.422cm" svg:x="4.437cm" svg:y="3.051cm">
          <draw:text-box>
            <text:p><text:span text:style-name="T1">The reference for carriage offset is arbitrary, so this value is only used for geometry definition. Movement calculation is only based upon arm length, radius and effector offset.</text:span></text:p>
          </draw:text-box>
        </draw:frame>
        <draw:frame draw:style-name="gr2" draw:text-style-name="P3" draw:layer="layout" svg:width="8.447cm" svg:height="10.178cm" svg:x="1.134cm" svg:y="17.057cm">
          <draw:text-box>
            <text:p text:style-name="P2"><text:span text:style-name="T2">The minimum angle is one of the basic design parameters.</text:span></text:p>
            <text:p text:style-name="P2"><text:span text:style-name="T2">It is important for effector stability, precision and carriage speed.</text:span></text:p>
            <text:p text:style-name="P2"><text:span text:style-name="T2">A low angle induce high carriage speed for a given effector horizontal speed.</text:span></text:p>
            <text:p text:style-name="P2"><text:span text:style-name="T2">Low angle also decrease effector stability.</text:span></text:p>
            <text:p text:style-name="P2"><text:span text:style-name="T2">Generally, 20° angle is considered as a practical minimum and induce a carriage speed 2,75 times higher than effector horizontal speed.</text:span></text:p>
            <text:p text:style-name="P2"><text:span text:style-name="T2">Some printers with theoretical minimum angle of 15° may experience lost steps at their maximum diameter. </text:span></text:p>
            <text:p text:style-name="P2"><text:span text:style-name="T2"/></text:p>
          </draw:text-box>
        </draw:frame>
        <draw:frame draw:style-name="gr3" draw:text-style-name="P4" draw:layer="layout" svg:width="8.5cm" svg:height="0.806cm" svg:x="1.4cm" svg:y="1.2cm">
          <draw:text-box>
            <text:p><text:span text:style-name="T3">Delta parallel columns geometry</text:span></text:p>
          </draw:text-box>
        </draw:frame>
        <draw:g>
          <draw:g>
            <draw:custom-shape draw:style-name="gr4" draw:text-style-name="P5" draw:layer="layout" svg:width="0.7cm" svg:height="1.5cm" svg:x="5.91cm" svg:y="11.989cm">
              <text:p/>
              <draw:enhanced-geometry svg:viewBox="0 0 21600 21600" draw:type="rectangle" draw:enhanced-path="M 0 0 L 21600 0 21600 21600 0 21600 0 0 Z N"/>
            </draw:custom-shape>
            <draw:custom-shape draw:style-name="gr5" draw:text-style-name="P6" draw:layer="layout" svg:width="2.942cm" svg:height="0.503cm" svg:x="4.8cm" svg:y="11.825cm">
              <text:p/>
              <draw:enhanced-geometry svg:viewBox="0 0 21600 21600" draw:type="rectangle" draw:enhanced-path="M 0 0 L 21600 0 21600 21600 0 21600 0 0 Z N"/>
            </draw:custom-shape>
            <draw:custom-shape draw:style-name="gr6" draw:text-style-name="P5" draw:layer="layout" svg:width="0.7cm" svg:height="0.3cm" svg:x="5.91cm" svg:y="13.489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7" draw:layer="layout" svg:x1="6.27cm" svg:y1="15.225cm" svg:x2="6.27cm" svg:y2="10.12cm">
              <text:p/>
            </draw:line>
          </draw:g>
          <draw:measure draw:style-name="gr8" draw:text-style-name="P8" draw:layer="measurelines" svg:x1="5.105cm" svg:y1="13.792cm" svg:x2="5.105cm" svg:y2="12.106cm">
            <text:p text:style-name="P8"><text:span text:style-name="T4">c</text:span></text:p>
          </draw:measure>
          <draw:g>
            <draw:line draw:style-name="gr9" draw:text-style-name="P7" draw:layer="layout" svg:x1="7.731cm" svg:y1="12.079cm" svg:x2="10.449cm" svg:y2="7.382cm">
              <text:p/>
            </draw:line>
            <draw:custom-shape draw:style-name="gr10" draw:text-style-name="P9" draw:layer="layout" svg:width="0.2cm" svg:height="0.2cm" svg:x="10.376cm" svg:y="7.25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7.63cm" svg:y="12.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line draw:style-name="gr7" draw:text-style-name="P7" draw:layer="layout" svg:x1="3.2cm" svg:y1="12.106cm" svg:x2="10.502cm" svg:y2="12.101cm">
              <text:p/>
            </draw:line>
            <draw:custom-shape draw:style-name="gr11" draw:text-style-name="P10" draw:layer="layout" svg:width="0.377cm" svg:height="11.788cm" svg:x="10.861cm" svg:y="2.476cm">
              <text:p/>
              <draw:enhanced-geometry svg:viewBox="0 0 21600 21600" draw:type="rectangle" draw:enhanced-path="M 0 0 L 21600 0 21600 21600 0 21600 0 0 Z N"/>
            </draw:custom-shape>
            <draw:line draw:style-name="gr7" draw:text-style-name="P7" draw:layer="layout" svg:x1="10.501cm" svg:y1="13.167cm" svg:x2="10.516cm" svg:y2="2.429cm">
              <text:p/>
            </draw:line>
            <draw:custom-shape draw:style-name="gr12" draw:text-style-name="P10" draw:layer="layout" svg:width="0.378cm" svg:height="11.776cm" svg:x="1.26cm" svg:y="2.479cm">
              <text:p/>
              <draw:enhanced-geometry svg:viewBox="0 0 21600 21600" draw:type="rectangle" draw:enhanced-path="M 0 0 L 21600 0 21600 21600 0 21600 0 0 Z N"/>
            </draw:custom-shape>
            <draw:custom-shape draw:style-name="gr13" draw:text-style-name="P10" draw:layer="layout" svg:width="7.832cm" svg:height="0.118cm" svg:x="2.292cm" svg:y="13.778cm">
              <text:p/>
              <draw:enhanced-geometry svg:viewBox="0 0 21600 21600" draw:type="rectangle" draw:enhanced-path="M 0 0 L 21600 0 21600 21600 0 21600 0 0 Z N"/>
            </draw:custom-shape>
            <draw:line draw:style-name="gr7" draw:text-style-name="P7" draw:layer="layout" svg:x1="1.953cm" svg:y1="13.378cm" svg:x2="1.968cm" svg:y2="2.64cm">
              <text:p/>
            </draw:line>
            <draw:custom-shape draw:style-name="gr14" draw:text-style-name="P10" draw:layer="layout" svg:width="9.982cm" svg:height="0.483cm" svg:x="1.256cm" svg:y="14.253cm">
              <text:p/>
              <draw:enhanced-geometry svg:viewBox="0 0 21600 21600" draw:type="rectangle" draw:enhanced-path="M 0 0 L 21600 0 21600 21600 0 21600 0 0 Z N"/>
            </draw:custom-shape>
            <draw:line draw:style-name="gr15" draw:text-style-name="P7" draw:layer="layout" svg:x1="6.258cm" svg:y1="14.575cm" svg:x2="6.258cm" svg:y2="14.702cm">
              <text:p/>
            </draw:line>
          </draw:g>
          <draw:measure draw:style-name="gr16" draw:text-style-name="P8" draw:layer="layout" svg:x1="10.5cm" svg:y1="12.13cm" svg:x2="7.74cm" svg:y2="12.13cm">
            <text:p text:style-name="P8"><text:span text:style-name="T4">Radius</text:span></text:p>
          </draw:measure>
          <draw:measure draw:style-name="gr17" draw:text-style-name="P11" draw:layer="layout" svg:x1="10.472cm" svg:y1="7.344cm" svg:x2="7.736cm" svg:y2="12.121cm">
            <text:p text:style-name="P11"><text:span text:style-name="T5">Arm length</text:span></text:p>
          </draw:measure>
          <draw:measure draw:style-name="gr18" draw:text-style-name="P12" draw:layer="layout" svg:x1="7.741cm" svg:y1="12.117cm" svg:x2="6.265cm" svg:y2="12.117cm">
            <text:p text:style-name="P12"><text:span text:style-name="T6">Effector</text:span></text:p>
            <text:p text:style-name="P12"><text:span text:style-name="T6"><text:s/></text:span><text:span text:style-name="T6">offset</text:span></text:p>
          </draw:measure>
          <draw:ellipse draw:style-name="gr19" draw:text-style-name="P13" draw:layer="layout" svg:width="2.23cm" svg:height="2.267cm" svg:x="6.45cm" svg:y="10.957cm" draw:kind="arc" draw:start-angle="0.96" draw:end-angle="51.47">
            <text:p/>
          </draw:ellipse>
          <draw:measure draw:style-name="gr20" draw:text-style-name="P8" draw:layer="layout" svg:x1="10.501cm" svg:y1="6.133cm" svg:x2="10.866cm" svg:y2="6.133cm">
            <text:p text:style-name="P8"><text:span text:style-name="T4">Carriage offset</text:span></text:p>
          </draw:measure>
          <draw:measure draw:style-name="gr21" draw:text-style-name="P8" draw:layer="layout" svg:x1="10.51cm" svg:y1="6.88cm" svg:x2="6.24cm" svg:y2="6.883cm">
            <text:p text:style-name="P8"><text:span text:style-name="T4">=</text:span></text:p>
          </draw:measure>
          <draw:measure draw:style-name="gr22" draw:text-style-name="P8" draw:layer="layout" svg:x1="6.24cm" svg:y1="6.886cm" svg:x2="1.97cm" svg:y2="6.889cm">
            <text:p text:style-name="P8"><text:span text:style-name="T4">=</text:span></text:p>
          </draw:measure>
          <draw:line draw:style-name="gr15" draw:text-style-name="P7" draw:layer="layout" svg:x1="6.25cm" svg:y1="6.86cm" svg:x2="6.25cm" svg:y2="9.98cm">
            <text:p/>
          </draw:line>
        </draw:g>
        <draw:g>
          <draw:g>
            <draw:custom-shape draw:style-name="gr4" draw:text-style-name="P5" draw:layer="layout" svg:width="0.7cm" svg:height="1.5cm" svg:x="12.156cm" svg:y="25.716cm">
              <text:p/>
              <draw:enhanced-geometry svg:viewBox="0 0 21600 21600" draw:type="rectangle" draw:enhanced-path="M 0 0 L 21600 0 21600 21600 0 21600 0 0 Z N"/>
            </draw:custom-shape>
            <draw:custom-shape draw:style-name="gr5" draw:text-style-name="P6" draw:layer="layout" svg:width="2.942cm" svg:height="0.503cm" svg:x="11.046cm" svg:y="25.552cm">
              <text:p/>
              <draw:enhanced-geometry svg:viewBox="0 0 21600 21600" draw:type="rectangle" draw:enhanced-path="M 0 0 L 21600 0 21600 21600 0 21600 0 0 Z N"/>
            </draw:custom-shape>
            <draw:custom-shape draw:style-name="gr6" draw:text-style-name="P5" draw:layer="layout" svg:width="0.7cm" svg:height="0.3cm" svg:x="12.156cm" svg:y="27.216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7" draw:layer="layout" svg:x1="12.516cm" svg:y1="28.952cm" svg:x2="12.516cm" svg:y2="23.847cm">
              <text:p/>
            </draw:line>
          </draw:g>
          <draw:g>
            <draw:line draw:style-name="gr9" draw:text-style-name="P7" draw:layer="layout" svg:x1="13.951cm" svg:y1="25.8cm" svg:x2="19.05cm" svg:y2="23.944cm">
              <text:p/>
            </draw:line>
            <draw:custom-shape draw:style-name="gr10" draw:text-style-name="P9" draw:layer="layout" svg:width="0.2cm" svg:height="0.2cm" svg:x="18.908cm" svg:y="23.86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3.877cm" svg:y="25.69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line draw:style-name="gr7" draw:text-style-name="P7" draw:layer="layout" svg:x1="11.741cm" svg:y1="25.831cm" svg:x2="19.043cm" svg:y2="25.826cm">
              <text:p/>
            </draw:line>
            <draw:custom-shape draw:style-name="gr11" draw:text-style-name="P10" draw:layer="layout" svg:width="0.377cm" svg:height="11.788cm" svg:x="19.402cm" svg:y="16.201cm">
              <text:p/>
              <draw:enhanced-geometry svg:viewBox="0 0 21600 21600" draw:type="rectangle" draw:enhanced-path="M 0 0 L 21600 0 21600 21600 0 21600 0 0 Z N"/>
            </draw:custom-shape>
            <draw:line draw:style-name="gr7" draw:text-style-name="P7" draw:layer="layout" svg:x1="19.042cm" svg:y1="26.892cm" svg:x2="19.057cm" svg:y2="16.154cm">
              <text:p/>
            </draw:line>
            <draw:custom-shape draw:style-name="gr12" draw:text-style-name="P10" draw:layer="layout" svg:width="0.378cm" svg:height="11.776cm" svg:x="9.801cm" svg:y="16.204cm">
              <text:p/>
              <draw:enhanced-geometry svg:viewBox="0 0 21600 21600" draw:type="rectangle" draw:enhanced-path="M 0 0 L 21600 0 21600 21600 0 21600 0 0 Z N"/>
            </draw:custom-shape>
            <draw:custom-shape draw:style-name="gr13" draw:text-style-name="P10" draw:layer="layout" svg:width="7.832cm" svg:height="0.118cm" svg:x="10.833cm" svg:y="27.503cm">
              <text:p/>
              <draw:enhanced-geometry svg:viewBox="0 0 21600 21600" draw:type="rectangle" draw:enhanced-path="M 0 0 L 21600 0 21600 21600 0 21600 0 0 Z N"/>
            </draw:custom-shape>
            <draw:line draw:style-name="gr7" draw:text-style-name="P7" draw:layer="layout" svg:x1="10.494cm" svg:y1="27.103cm" svg:x2="10.509cm" svg:y2="16.365cm">
              <text:p/>
            </draw:line>
            <draw:custom-shape draw:style-name="gr14" draw:text-style-name="P10" draw:layer="layout" svg:width="9.982cm" svg:height="0.483cm" svg:x="9.797cm" svg:y="27.978cm">
              <text:p/>
              <draw:enhanced-geometry svg:viewBox="0 0 21600 21600" draw:type="rectangle" draw:enhanced-path="M 0 0 L 21600 0 21600 21600 0 21600 0 0 Z N"/>
            </draw:custom-shape>
            <draw:line draw:style-name="gr15" draw:text-style-name="P7" draw:layer="layout" svg:x1="14.799cm" svg:y1="28.3cm" svg:x2="14.799cm" svg:y2="28.427cm">
              <text:p/>
            </draw:line>
          </draw:g>
          <draw:ellipse draw:style-name="gr19" draw:text-style-name="P13" draw:layer="layout" svg:width="1.407cm" svg:height="2.134cm" svg:x="15.029cm" svg:y="24.774cm" draw:kind="arc" draw:start-angle="0.96" draw:end-angle="51.47">
            <text:p/>
          </draw:ellipse>
          <draw:line draw:style-name="gr15" draw:text-style-name="P7" draw:layer="layout" svg:x1="11.027cm" svg:y1="25.34cm" svg:x2="11.027cm" svg:y2="23.001cm">
            <text:p/>
          </draw:line>
          <draw:line draw:style-name="gr15" draw:text-style-name="P7" draw:layer="layout" svg:x1="18.522cm" svg:y1="25.195cm" svg:x2="18.522cm" svg:y2="22.856cm">
            <text:p/>
          </draw:line>
          <draw:frame draw:style-name="gr23" draw:text-style-name="P14" draw:layer="layout" svg:width="2.22cm" svg:height="1.115cm" svg:x="16.51cm" svg:y="24.727cm">
            <draw:text-box>
              <text:p><text:span text:style-name="T7">Minimum angle</text:span></text:p>
            </draw:text-box>
          </draw:frame>
          <draw:frame draw:style-name="gr23" draw:text-style-name="P1" draw:layer="layout" svg:width="2.22cm" svg:height="1.115cm" svg:x="10.407cm" svg:y="21.944cm">
            <draw:text-box>
              <text:p><text:span text:style-name="T1">Limit of movement</text:span></text:p>
            </draw:text-box>
          </draw:frame>
        </draw:g>
        <draw:frame draw:style-name="gr24" draw:text-style-name="P3" draw:layer="layout" svg:width="8.283cm" svg:height="10.679cm" svg:x="11.717cm" svg:y="3.391cm">
          <draw:text-box>
            <text:p text:style-name="P2"><text:span text:style-name="T2">The <text:s/>arm angle with effector at center is the result of the arms length, <text:s/>minimum angle and angles of the arms while at maximum diameter.</text:span></text:p>
            <text:p text:style-name="P2"><text:span text:style-name="T2">For minimum angle of 20°, this angle is around 60° for maximum diameter arm verticals, but if the minimum angle is increased, it may be higher. Minimum angles of 22° will gives an angle of 63° with vertical arms. </text:span></text:p>
            <text:p text:style-name="P2"><text:span text:style-name="T2"/></text:p>
            <text:p text:style-name="P2"><text:span text:style-name="T2">Arms may not be able to reach the vertical due to clearance problem, notably with the part cooling fans or effector accessories. In that case, for a given minimum angle, arm length may be reduced and the angle while effector is at center will be lower. </text:span></text:p>
            <text:p text:style-name="P2"><text:span text:style-name="T2"/></text:p>
            <text:p text:style-name="P2"><text:span text:style-name="T2">On the other way, some printers have arms capable to go over vertical (e.g. Rostock Max). <text:s/></text:span></text:p>
          </draw:text-box>
        </draw:frame>
        <draw:frame draw:style-name="gr25" draw:text-style-name="P15" draw:layer="layout" svg:width="9.36cm" svg:height="0.645cm" svg:x="10.64cm" svg:y="1.317cm">
          <draw:text-box>
            <text:p text:style-name="P2"><text:span text:style-name="T8">(c) Pierre ROUZEAU 2016 cc BY-SA <text:s/>and GFDL 1.2</text:span></text:p>
          </draw:text-box>
        </draw:frame>
        <draw:frame draw:style-name="gr23" draw:text-style-name="P14" draw:layer="layout" svg:width="2.063cm" svg:height="1.115cm" svg:x="8.617cm" svg:y="10.74cm">
          <draw:text-box>
            <text:p><text:span text:style-name="T7">Arm angle</text:span></text:p>
          </draw:text-box>
        </draw:frame>
      </draw:page>
      <draw:page draw:name="page2" draw:style-name="dp1" draw:master-page-name="Standard">
        <draw:g>
          <draw:g>
            <draw:custom-shape draw:style-name="gr26" draw:text-style-name="P6" draw:layer="layout" svg:width="5.701cm" svg:height="4.939cm" svg:x="7.531cm" svg:y="6.389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6" draw:layer="layout" svg:width="9.603cm" svg:height="8.309cm" svg:x="5.553cm" svg:y="2.52cm">
              <text:p/>
              <draw:enhanced-geometry svg:viewBox="0 0 21600 21600" draw:mirror-vertical="false" draw:glue-points="?f0 0 ?f1 10800 0 21600 10800 21600 21600 21600 ?f7 10800" draw:text-areas="?f1 10800 ?f2 18000 ?f3 7200 ?f4 21600"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 draw:text-style-name="P7" draw:layer="layout" svg:x1="17.136cm" svg:y1="9.557cm" svg:x2="15.008cm" svg:y2="13.244cm">
                <text:p/>
              </draw:line>
              <draw:line draw:style-name="gr7" draw:text-style-name="P7" draw:layer="layout" svg:x1="12.872cm" svg:y1="7.002cm" svg:x2="10.744cm" svg:y2="10.689cm">
                <text:p/>
              </draw:line>
              <draw:line draw:style-name="gr28" draw:text-style-name="P7" draw:layer="layout" svg:x1="12.607cm" svg:y1="7.485cm" svg:x2="16.878cm" svg:y2="9.951cm">
                <text:p/>
              </draw:line>
              <draw:line draw:style-name="gr28" draw:text-style-name="P7" draw:layer="layout" svg:x1="11.013cm" svg:y1="10.258cm" svg:x2="15.284cm" svg:y2="12.724cm">
                <text:p/>
              </draw:line>
            </draw:g>
            <draw:g>
              <draw:line draw:style-name="gr7" draw:text-style-name="P7" draw:layer="layout" svg:x1="8.303cm" svg:y1="1.434cm" svg:x2="12.561cm" svg:y2="1.434cm">
                <text:p/>
              </draw:line>
              <draw:line draw:style-name="gr7" draw:text-style-name="P7" draw:layer="layout" svg:x1="8.221cm" svg:y1="6.404cm" svg:x2="12.479cm" svg:y2="6.404cm">
                <text:p/>
              </draw:line>
              <draw:line draw:style-name="gr28" draw:text-style-name="P7" draw:layer="layout" svg:x1="8.774cm" svg:y1="6.393cm" svg:x2="8.774cm" svg:y2="1.462cm">
                <text:p/>
              </draw:line>
              <draw:line draw:style-name="gr28" draw:text-style-name="P7" draw:layer="layout" svg:x1="11.973cm" svg:y1="6.386cm" svg:x2="11.973cm" svg:y2="1.455cm">
                <text:p/>
              </draw:line>
            </draw:g>
            <draw:g>
              <draw:line draw:style-name="gr7" draw:text-style-name="P7" draw:layer="layout" svg:x1="5.672cm" svg:y1="13.141cm" svg:x2="3.543cm" svg:y2="9.454cm">
                <text:p/>
              </draw:line>
              <draw:line draw:style-name="gr7" draw:text-style-name="P7" draw:layer="layout" svg:x1="10.018cm" svg:y1="10.729cm" svg:x2="7.889cm" svg:y2="7.042cm">
                <text:p/>
              </draw:line>
              <draw:line draw:style-name="gr28" draw:text-style-name="P7" draw:layer="layout" svg:x1="9.732cm" svg:y1="10.255cm" svg:x2="5.461cm" svg:y2="12.72cm">
                <text:p/>
              </draw:line>
              <draw:line draw:style-name="gr28" draw:text-style-name="P7" draw:layer="layout" svg:x1="8.127cm" svg:y1="7.489cm" svg:x2="3.856cm" svg:y2="9.954cm">
                <text:p/>
              </draw:line>
            </draw:g>
          </draw:g>
          <draw:measure draw:style-name="gr29" draw:text-style-name="P8" draw:layer="layout" svg:x1="9.731cm" svg:y1="10.329cm" svg:x2="11.031cm" svg:y2="10.329cm">
            <text:p text:style-name="P8"><text:span text:style-name="T4">b</text:span></text:p>
          </draw:measure>
          <draw:measure draw:style-name="gr30" draw:text-style-name="P17" draw:layer="layout" svg:x1="8.781cm" svg:y1="5.342cm" svg:x2="11.964cm" svg:y2="5.342cm">
            <text:p text:style-name="P17"><text:span text:style-name="T4">Arm space</text:span></text:p>
          </draw:measure>
          <draw:custom-shape draw:style-name="gr31" draw:text-style-name="P18" draw:layer="layout" svg:width="0.8cm" svg:height="0.799cm" svg:x="9.981cm" svg:y="7.679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measure draw:style-name="gr32" draw:text-style-name="P17" draw:layer="layout" svg:x1="8.967cm" svg:y1="8.878cm" svg:x2="10.382cm" svg:y2="8.061cm">
            <text:p text:style-name="P17"><text:span text:style-name="T4">Effector</text:span></text:p>
            <text:p text:style-name="P17"><text:span text:style-name="T4">offset</text:span></text:p>
          </draw:measure>
          <draw:g>
            <draw:line draw:style-name="gr7" draw:text-style-name="P7" draw:layer="layout" svg:x1="17.152cm" svg:y1="9.555cm" svg:x2="15.024cm" svg:y2="13.242cm">
              <text:p/>
            </draw:line>
            <draw:line draw:style-name="gr7" draw:text-style-name="P7" draw:layer="layout" svg:x1="12.888cm" svg:y1="7cm" svg:x2="10.76cm" svg:y2="10.687cm">
              <text:p/>
            </draw:line>
            <draw:line draw:style-name="gr28" draw:text-style-name="P7" draw:layer="layout" svg:x1="12.623cm" svg:y1="7.483cm" svg:x2="16.894cm" svg:y2="9.949cm">
              <text:p/>
            </draw:line>
            <draw:line draw:style-name="gr28" draw:text-style-name="P7" draw:layer="layout" svg:x1="11.029cm" svg:y1="10.256cm" svg:x2="15.3cm" svg:y2="12.722cm">
              <text:p/>
            </draw:line>
          </draw:g>
        </draw:g>
        <draw:frame draw:style-name="gr33" draw:text-style-name="P19" draw:layer="layout" svg:width="5.183cm" svg:height="0.737cm" svg:x="3.81cm" svg:y="1.977cm">
          <draw:text-box>
            <text:p><text:span text:style-name="T2">Delta viewed from top. </text:span></text:p>
          </draw:text-box>
        </draw:frame>
        <draw:frame draw:style-name="gr34" draw:text-style-name="P19" draw:layer="layout" svg:width="16.976cm" svg:height="1.828cm" svg:x="1.539cm" svg:y="13.5cm">
          <draw:text-box>
            <text:p><text:span text:style-name="T2">Arm space does not influence movement calculation, but have an importance for the effector stability. Best stability is obtained for the minimum offset, with the maximum possible arm space for this offset (minimising b dimension).</text:span></text:p>
          </draw:text-box>
        </draw:frame>
      </draw:page>
      <draw:page draw:name="page3" draw:style-name="dp1" draw:master-page-name="Standard">
        <draw:g>
          <draw:g>
            <draw:g>
              <draw:custom-shape draw:style-name="gr35" draw:text-style-name="P6" draw:layer="layout" svg:width="3.872cm" svg:height="3.356cm" svg:x="14.081cm" svg:y="6.656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6" draw:text-style-name="P16" draw:layer="layout" svg:width="6.521cm" svg:height="5.644cm" svg:x="12.739cm" svg:y="4.026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18" draw:layer="layout" svg:width="0.965cm" svg:height="0.968cm" svg:x="15.57cm" svg:y="7.27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g>
            <draw:g>
              <draw:g>
                <draw:custom-shape draw:style-name="gr38" draw:text-style-name="P10" draw:layer="layout" svg:width="1.975cm" svg:height="0.829cm" svg:x="8.958cm" svg:y="1.64cm">
                  <text:p/>
                  <draw:enhanced-geometry svg:viewBox="0 0 21600 21600" draw:mirror-vertical="true" draw:type="rectangle" draw:enhanced-path="M 0 0 L 21600 0 21600 21600 0 21600 0 0 Z N"/>
                </draw:custom-shape>
                <draw:custom-shape draw:style-name="gr39" draw:text-style-name="P20" draw:layer="layout" svg:width="1.975cm" svg:height="0.829cm" svg:x="8.958cm" svg:y="2.509cm">
                  <text:p/>
                  <draw:enhanced-geometry svg:viewBox="0 0 21600 21600" draw:mirror-horizontal="false" draw:mirror-vertical="true" draw:type="rectangle" draw:enhanced-path="M 0 0 L 21600 0 21600 21600 0 21600 0 0 Z N"/>
                </draw:custom-shape>
                <draw:custom-shape draw:style-name="gr40" draw:text-style-name="P21" draw:layer="layout" svg:width="1.758cm" svg:height="0.79cm" svg:x="9.069cm" svg:y="2.722cm">
                  <text:p/>
                  <draw:enhanced-geometry svg:viewBox="0 0 21600 21600" draw:mirror-vertical="true" draw:type="rectangle" draw:enhanced-path="M 0 0 L 21600 0 21600 21600 0 21600 0 0 Z N"/>
                </draw:custom-shape>
                <draw:g>
                  <draw:custom-shape draw:style-name="gr41" draw:text-style-name="P10" draw:layer="layout" svg:width="1.998cm" svg:height="0.922cm" draw:transform="rotate (-1.0471975511966) translate (17.272cm 13.553cm)">
                    <text:p/>
                    <draw:enhanced-geometry svg:viewBox="0 0 21600 21600" draw:mirror-horizontal="false" draw:mirror-vertical="true" draw:type="rectangle" draw:enhanced-path="M 0 0 L 21600 0 21600 21600 0 21600 0 0 Z N"/>
                  </draw:custom-shape>
                  <draw:custom-shape draw:style-name="gr42" draw:text-style-name="P20" draw:layer="layout" svg:width="1.998cm" svg:height="0.922cm" draw:transform="skewX (-0.00104719755119657) rotate (-1.0471975511966) translate (16.483cm 13.061cm)">
                    <text:p/>
                    <draw:enhanced-geometry svg:viewBox="0 0 21600 21600" draw:mirror-horizontal="false" draw:mirror-vertical="true" draw:type="rectangle" draw:enhanced-path="M 0 0 L 21600 0 21600 21600 0 21600 0 0 Z N"/>
                  </draw:custom-shape>
                  <draw:custom-shape draw:style-name="gr43" draw:text-style-name="P21" draw:layer="layout" svg:width="1.761cm" svg:height="0.88cm" draw:transform="skewX (-0.00226892802759271) rotate (-1.0471975511966) translate (16.295cm 13.046cm)">
                    <text:p/>
                    <draw:enhanced-geometry svg:viewBox="0 0 21600 21600" draw:mirror-vertical="true" draw:type="rectangle" draw:enhanced-path="M 0 0 L 21600 0 21600 21600 0 21600 0 0 Z N"/>
                  </draw:custom-shape>
                </draw:g>
                <draw:g>
                  <draw:custom-shape draw:style-name="gr44" draw:text-style-name="P10" draw:layer="layout" svg:width="1.998cm" svg:height="0.92cm" draw:transform="rotate (1.0471975511966) translate (1.87cm 15.308cm)">
                    <text:p/>
                    <draw:enhanced-geometry svg:viewBox="0 0 21600 21600" draw:mirror-horizontal="false" draw:mirror-vertical="true" draw:type="rectangle" draw:enhanced-path="M 0 0 L 21600 0 21600 21600 0 21600 0 0 Z N"/>
                  </draw:custom-shape>
                  <draw:custom-shape draw:style-name="gr45" draw:text-style-name="P20" draw:layer="layout" svg:width="1.997cm" svg:height="0.922cm" draw:transform="rotate (1.0471975511966) translate (2.661cm 14.814cm)">
                    <text:p/>
                    <draw:enhanced-geometry svg:viewBox="0 0 21600 21600" draw:mirror-horizontal="false" draw:mirror-vertical="true" draw:type="rectangle" draw:enhanced-path="M 0 0 L 21600 0 21600 21600 0 21600 0 0 Z N"/>
                  </draw:custom-shape>
                  <draw:custom-shape draw:style-name="gr46" draw:text-style-name="P21" draw:layer="layout" svg:width="1.764cm" svg:height="0.884cm" draw:transform="rotate (1.0471975511966) translate (3.124cm 14.512cm)">
                    <text:p/>
                    <draw:enhanced-geometry svg:viewBox="0 0 21600 21600" draw:mirror-vertical="true" draw:type="rectangle" draw:enhanced-path="M 0 0 L 21600 0 21600 21600 0 21600 0 0 Z N"/>
                  </draw:custom-shape>
                </draw:g>
              </draw:g>
              <draw:line draw:style-name="gr47" draw:text-style-name="P7" draw:layer="layout" svg:x1="14.616cm" svg:y1="7.473cm" svg:x2="3.452cm" svg:y2="13.202cm">
                <text:p/>
              </draw:line>
              <draw:line draw:style-name="gr48" draw:text-style-name="P7" draw:layer="layout" svg:x1="16.493cm" svg:y1="9.152cm" svg:x2="15.703cm" svg:y2="14.684cm">
                <text:p/>
              </draw:line>
              <draw:line draw:style-name="gr48" draw:text-style-name="P7" draw:layer="layout" svg:x1="15.11cm" svg:y1="6.683cm" svg:x2="8.899cm" svg:y2="3.382cm">
                <text:p/>
              </draw:line>
              <draw:line draw:style-name="gr47" draw:text-style-name="P7" draw:layer="layout" svg:x1="15.554cm" svg:y1="9.152cm" svg:x2="4.39cm" svg:y2="14.881cm">
                <text:p/>
              </draw:line>
              <draw:line draw:style-name="gr48" draw:text-style-name="P7" draw:layer="layout" svg:x1="17.481cm" svg:y1="7.572cm" svg:x2="16.691cm" svg:y2="13.104cm">
                <text:p/>
              </draw:line>
              <draw:line draw:style-name="gr48" draw:text-style-name="P7" draw:layer="layout" svg:x1="16.913cm" svg:y1="6.634cm" svg:x2="10.797cm" svg:y2="3.382cm">
                <text:p/>
              </draw:line>
              <draw:line draw:style-name="gr49" draw:text-style-name="P7" draw:layer="layout" svg:x1="15.011cm" svg:y1="8.362cm" svg:x2="3.946cm" svg:y2="13.993cm">
                <text:p/>
              </draw:line>
              <draw:ellipse draw:style-name="gr50" draw:text-style-name="P7" draw:layer="layout" svg:width="13.241cm" svg:height="13.236cm" draw:transform="rotate (-3.14159265358979) translate (16.576cm 17.055cm)">
                <text:p/>
              </draw:ellipse>
              <draw:line draw:style-name="gr49" draw:text-style-name="P7" draw:layer="layout" svg:x1="16.315cm" svg:y1="12.906cm" svg:x2="3.946cm" svg:y2="13.989cm">
                <text:p/>
              </draw:line>
            </draw:g>
            <draw:measure draw:style-name="gr51" draw:text-style-name="P8" draw:layer="layout" svg:x1="17.104cm" svg:y1="7.751cm" svg:x2="17.104cm" svg:y2="6.657cm">
              <text:p text:style-name="P8"><text:span text:style-name="T4">c</text:span></text:p>
            </draw:measure>
            <draw:measure draw:style-name="gr52" draw:text-style-name="P8" draw:layer="layout" svg:x1="9.379cm" svg:y1="2.436cm" svg:x2="9.379cm" svg:y2="2.733cm">
              <text:p text:style-name="P8"><text:span text:style-name="T4">a</text:span></text:p>
            </draw:measure>
            <draw:measure draw:style-name="gr53" draw:text-style-name="P8" draw:layer="layout" svg:x1="9.71cm" svg:y1="3.819cm" svg:x2="9.71cm" svg:y2="2.731cm">
              <text:p text:style-name="P8"><text:span text:style-name="T4">c</text:span></text:p>
            </draw:measure>
            <draw:ellipse draw:style-name="gr54" draw:text-style-name="P9" draw:layer="layout" svg:width="24.483cm" svg:height="24.451cm" draw:transform="rotate (-3.14159265358979) translate (16.393cm 26.19cm)" draw:kind="arc" draw:start-angle="176.62" draw:end-angle="246.75">
              <text:p/>
            </draw:ellipse>
            <draw:ellipse draw:style-name="gr55" draw:text-style-name="P9" draw:layer="layout" svg:width="24.483cm" svg:height="24.452cm" draw:transform="rotate (-3.14159265358979) translate (17.454cm 25.625cm)" draw:kind="arc" draw:start-angle="174.68" draw:end-angle="247.48">
              <text:p/>
            </draw:ellipse>
            <draw:ellipse draw:style-name="gr55" draw:text-style-name="P9" draw:layer="layout" svg:width="24.481cm" svg:height="24.455cm" draw:transform="rotate (1.0471975511966) translate (-6.721cm 9.307cm)" draw:kind="arc" draw:start-angle="173.88" draw:end-angle="247.23">
              <text:p/>
            </draw:ellipse>
            <draw:ellipse draw:style-name="gr55" draw:text-style-name="P9" draw:layer="layout" svg:width="24.483cm" svg:height="24.455cm" draw:transform="skewX (0.000174532925199408) rotate (-1.0470230182714) translate (19.36cm -3.454cm)" draw:kind="arc" draw:start-angle="174.21" draw:end-angle="246.73">
              <text:p/>
            </draw:ellipse>
            <draw:line draw:style-name="gr15" draw:text-style-name="P7" draw:layer="layout" svg:x1="17.748cm" svg:y1="7.751cm" svg:x2="16.102cm" svg:y2="7.751cm">
              <text:p/>
            </draw:line>
          </draw:g>
        </draw:g>
      </draw:page>
      <draw:page draw:name="page4" draw:style-name="dp1" draw:master-page-name="Standard">
        <draw:g>
          <draw:custom-shape draw:style-name="gr56" draw:text-style-name="P10" draw:layer="layout" svg:width="2cm" svg:height="2cm" svg:x="9.728cm" svg:y="1.869cm">
            <text:p/>
            <draw:enhanced-geometry svg:viewBox="0 0 21600 21600" draw:mirror-vertical="true" draw:mirror-horizontal="false" draw:type="rectangle" draw:enhanced-path="M 0 0 L 21600 0 21600 21600 0 21600 0 0 Z N"/>
          </draw:custom-shape>
          <draw:ellipse draw:style-name="gr50" draw:text-style-name="P7" draw:layer="layout" svg:width="13.408cm" svg:height="13.4cm" draw:transform="rotate (-3.14159265358979) translate (17.537cm 17.509cm)">
            <text:p/>
          </draw:ellipse>
          <draw:line draw:style-name="gr15" draw:text-style-name="P7" draw:layer="layout" svg:x1="10.738cm" svg:y1="3.843cm" svg:x2="10.738cm" svg:y2="10.637cm">
            <text:p/>
          </draw:line>
          <draw:line draw:style-name="gr15" draw:text-style-name="P7" draw:layer="layout" svg:x1="17.944cm" svg:y1="14.769cm" svg:x2="10.755cm" svg:y2="10.621cm">
            <text:p/>
          </draw:line>
          <draw:line draw:style-name="gr15" draw:text-style-name="P7" draw:layer="layout" svg:x1="10.766cm" svg:y1="10.6cm" svg:x2="3.773cm" svg:y2="14.633cm">
            <text:p/>
          </draw:line>
          <draw:custom-shape draw:style-name="gr56" draw:text-style-name="P10" draw:layer="layout" svg:width="2cm" svg:height="2cm" draw:transform="rotate (0.523598775598299) translate (16.463cm 14.344cm)">
            <text:p/>
            <draw:enhanced-geometry svg:viewBox="0 0 21600 21600" draw:mirror-vertical="true" draw:mirror-horizontal="false" draw:type="rectangle" draw:enhanced-path="M 0 0 L 21600 0 21600 21600 0 21600 0 0 Z N"/>
          </draw:custom-shape>
          <draw:custom-shape draw:style-name="gr56" draw:text-style-name="P10" draw:layer="layout" svg:width="2cm" svg:height="2cm" draw:transform="rotate (1.0471975511966) translate (2.497cm 14.956cm)">
            <text:p/>
            <draw:enhanced-geometry svg:viewBox="0 0 21600 21600" draw:mirror-vertical="true" draw:mirror-horizontal="false" draw:type="rectangle" draw:enhanced-path="M 0 0 L 21600 0 21600 21600 0 21600 0 0 Z N"/>
          </draw:custom-shape>
        </draw:g>
        <draw:frame draw:style-name="gr57" draw:text-style-name="P22" draw:layer="layout" svg:width="3.021cm" svg:height="1.851cm" svg:x="9.275cm" svg:y="1.841cm">
          <draw:text-box>
            <text:p text:style-name="P9"><text:span text:style-name="T9">Z</text:span></text:p>
            <text:p text:style-name="P9"><text:span text:style-name="T9">Gamma</text:span></text:p>
            <text:p text:style-name="P9"><text:span text:style-name="T9">C</text:span></text:p>
          </draw:text-box>
        </draw:frame>
        <draw:frame draw:style-name="gr58" draw:text-style-name="P23" draw:layer="layout" svg:width="7.9cm" svg:height="4.713cm" svg:x="1.937cm" svg:y="1.778cm">
          <draw:text-box>
            <text:p><text:span text:style-name="T10">Column names :</text:span></text:p>
            <text:p><text:span text:style-name="T2">RepRap firmware : X, Y, Z</text:span></text:p>
            <text:p><text:span text:style-name="T2">Smoothieware : Alpha,Beta, Gamma</text:span></text:p>
            <text:p><text:span text:style-name="T2">Repetier : A, B, C</text:span></text:p>
            <text:p><text:span text:style-name="T2"/></text:p>
            <text:p><text:span text:style-name="T2">X,Y,Z are boards </text:span></text:p>
            <text:p><text:span text:style-name="T2">Connexions names</text:span></text:p>
          </draw:text-box>
        </draw:frame>
        <draw:frame draw:style-name="gr59" draw:text-style-name="P22" draw:layer="layout" svg:width="3.186cm" svg:height="1.952cm" svg:x="16.133cm" svg:y="13.746cm">
          <draw:text-box>
            <text:p text:style-name="P9"><text:span text:style-name="T9"><text:s/></text:span><text:span text:style-name="T9">Y</text:span></text:p>
            <text:p text:style-name="P9"><text:span text:style-name="T9"><text:s/></text:span><text:span text:style-name="T9">Beta</text:span></text:p>
            <text:p text:style-name="P9"><text:span text:style-name="T9"><text:s/></text:span><text:span text:style-name="T9">B</text:span></text:p>
          </draw:text-box>
        </draw:frame>
        <draw:line draw:style-name="gr60" draw:text-style-name="P7" draw:layer="layout" svg:x1="10.764cm" svg:y1="10.628cm" svg:x2="14.764cm" svg:y2="10.628cm">
          <text:p/>
        </draw:line>
        <draw:line draw:style-name="gr60" draw:text-style-name="P7" draw:layer="layout" svg:x1="10.764cm" svg:y1="10.641cm" svg:x2="10.764cm" svg:y2="6.641cm">
          <text:p/>
        </draw:line>
        <draw:frame draw:style-name="gr61" draw:text-style-name="P24" draw:layer="layout" svg:width="1.732cm" svg:height="1.061cm" svg:x="14.788cm" svg:y="10.183cm">
          <draw:text-box>
            <text:p><text:span text:style-name="T11">+X</text:span></text:p>
          </draw:text-box>
        </draw:frame>
        <draw:frame draw:style-name="gr61" draw:text-style-name="P24" draw:layer="layout" svg:width="1.732cm" svg:height="1.061cm" svg:x="9.738cm" svg:y="6.164cm">
          <draw:text-box>
            <text:p><text:span text:style-name="T11">+Y</text:span></text:p>
          </draw:text-box>
        </draw:frame>
        <draw:frame draw:style-name="gr62" draw:text-style-name="P23" draw:layer="layout" svg:width="2.731cm" svg:height="1.673cm" svg:x="7.752cm" svg:y="9.445cm">
          <draw:text-box>
            <text:p><text:span text:style-name="T10">X,Y = 0,0</text:span></text:p>
            <text:p><text:span text:style-name="T10"/></text:p>
          </draw:text-box>
        </draw:frame>
        <draw:line draw:style-name="gr63" draw:text-style-name="P7" draw:layer="layout" svg:x1="9.158cm" svg:y1="10.071cm" svg:x2="10.734cm" svg:y2="10.614cm">
          <text:p/>
        </draw:line>
        <draw:frame draw:style-name="gr59" draw:text-style-name="P22" draw:layer="layout" svg:width="3.186cm" svg:height="1.952cm" svg:x="2.133cm" svg:y="13.746cm">
          <draw:text-box>
            <text:p text:style-name="P9"><text:span text:style-name="T9">X</text:span></text:p>
            <text:p text:style-name="P9"><text:span text:style-name="T9"><text:s/></text:span><text:span text:style-name="T9">Alpha</text:span></text:p>
            <text:p text:style-name="P9"><text:span text:style-name="T9"><text:s/></text:span><text:span text:style-name="T9">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9T18:03:39.223000000</meta:creation-date>
    <dc:date>2016-05-19T04:54:55.489000000</dc:date>
    <meta:editing-duration>PT4H43M44S</meta:editing-duration>
    <meta:editing-cycles>23</meta:editing-cycles>
    <meta:generator>LibreOffice/5.1.3.2$Windows_x86 LibreOffice_project/644e4637d1d8544fd9f56425bd6cec110e49301b</meta:generator>
    <meta:document-statistic meta:object-count="142"/>
  </office:meta>
</office:document-meta>
</file>